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family="paragraph">
      <style:text-properties fo:font-weight="bold" style:font-weight-asian="bold" style:font-weight-complex="bold"/>
    </style:style>
    <style:style style:name="T8" style:parent-style-name="Policepardéfaut" style:family="text">
      <style:text-properties style:text-position="super 58.3%"/>
    </style:style>
    <style:style style:name="T9" style:parent-style-name="Policepardéfaut" style:family="text">
      <style:text-properties style:text-position="super 58.3%"/>
    </style:style>
    <style:style style:name="P10" style:parent-style-name="Normal" style:family="paragraph">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text-position="super 58.3%"/>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P15" style:parent-style-name="Normal" style:list-style-name="LFO2" style:family="paragraph"/>
    <style:style style:name="P16" style:parent-style-name="Normal" style:list-style-name="LFO2" style:family="paragraph"/>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P19" style:parent-style-name="Normal" style:list-style-name="LFO2" style:family="paragraph"/>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T22" style:parent-style-name="Policepardéfaut" style:family="text">
      <style:text-properties style:text-position="super 58.3%"/>
    </style:style>
    <style:style style:name="T23" style:parent-style-name="Policepardéfaut" style:family="text">
      <style:text-properties style:text-position="super 58.3%"/>
    </style:style>
    <style:style style:name="P24" style:parent-style-name="Normal" style:list-style-name="LFO2" style:family="paragraph"/>
    <style:style style:name="T25" style:parent-style-name="Policepardéfaut" style:family="text">
      <style:text-properties fo:font-weight="bold" style:font-weight-asian="bold" style:font-weight-complex="bold"/>
    </style:style>
    <style:style style:name="T26" style:parent-style-name="Policepardéfaut" style:family="text">
      <style:text-properties fo:font-weight="bold" style:font-weight-asian="bold" style:font-weight-complex="bold"/>
    </style:style>
    <style:style style:name="P27" style:parent-style-name="Normal" style:list-style-name="LFO2" style:family="paragraph"/>
    <style:style style:name="T28" style:parent-style-name="Policepardéfaut" style:family="text">
      <style:text-properties fo:font-weight="bold" style:font-weight-asian="bold" style:font-weight-complex="bold"/>
    </style:style>
    <style:style style:name="P29" style:parent-style-name="Normal" style:list-style-name="LFO2" style:family="paragraph"/>
    <style:style style:name="T30" style:parent-style-name="Policepardéfaut" style:family="text">
      <style:text-properties fo:font-weight="bold" style:font-weight-asian="bold" style:font-weight-complex="bold"/>
    </style:style>
    <style:style style:name="T31" style:parent-style-name="Policepardéfaut" style:family="text">
      <style:text-properties style:text-position="super 58.3%"/>
    </style:style>
    <style:style style:name="T32" style:parent-style-name="Policepardéfaut" style:family="text">
      <style:text-properties style:text-position="super 58.3%"/>
    </style:style>
    <style:style style:name="T33" style:parent-style-name="Policepardéfaut" style:family="text">
      <style:text-properties style:text-position="super 58.3%"/>
    </style:style>
    <style:style style:name="P34" style:parent-style-name="Normal" style:list-style-name="LFO2" style:family="paragraph"/>
    <style:style style:name="T35" style:parent-style-name="Policepardéfaut" style:family="text">
      <style:text-properties fo:font-weight="bold" style:font-weight-asian="bold" style:font-weight-complex="bold"/>
    </style:style>
    <style:style style:name="T36" style:parent-style-name="Policepardéfaut" style:family="text">
      <style:text-properties fo:font-weight="bold" style:font-weight-asian="bold" style:font-weight-complex="bold"/>
    </style:style>
    <style:style style:name="P37" style:parent-style-name="Normal" style:list-style-name="LFO2" style:family="paragraph"/>
    <style:style style:name="P38" style:parent-style-name="Normal" style:list-style-name="LFO2" style:family="paragraph"/>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P41" style:parent-style-name="Normal" style:list-style-name="LFO2" style:family="paragraph"/>
    <style:style style:name="T42" style:parent-style-name="Policepardéfaut" style:family="text">
      <style:text-properties fo:font-weight="bold" style:font-weight-asian="bold" style:font-weight-complex="bold"/>
    </style:style>
    <style:style style:name="T43" style:parent-style-name="Policepardéfaut" style:family="text">
      <style:text-properties fo:font-weight="bold" style:font-weight-asian="bold" style:font-weight-complex="bold"/>
    </style:style>
    <style:style style:name="P44" style:parent-style-name="Normal" style:family="paragraph">
      <style:paragraph-properties fo:margin-left="0.5in">
        <style:tab-stops/>
      </style:paragraph-properties>
    </style:style>
    <style:style style:name="P45" style:parent-style-name="Normal" style:list-style-name="LFO3" style:family="paragraph"/>
    <style:style style:name="T46" style:parent-style-name="Policepardéfaut" style:family="text">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P48" style:parent-style-name="Normal" style:list-style-name="LFO3" style:family="paragraph"/>
    <style:style style:name="P49" style:parent-style-name="Normal" style:list-style-name="LFO3" style:family="paragraph"/>
    <style:style style:name="T50" style:parent-style-name="Policepardéfaut" style:family="text">
      <style:text-properties fo:font-weight="bold" style:font-weight-asian="bold" style:font-weight-complex="bold"/>
    </style:style>
    <style:style style:name="T51" style:parent-style-name="Policepardéfaut" style:family="text">
      <style:text-properties style:text-position="super 58.3%"/>
    </style:style>
    <style:style style:name="T52" style:parent-style-name="Policepardéfaut" style:family="text">
      <style:text-properties fo:font-weight="bold" style:font-weight-asian="bold" style:font-weight-complex="bold"/>
    </style:style>
    <style:style style:name="P53" style:parent-style-name="Normal" style:list-style-name="LFO3" style:family="paragraph"/>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style:style>
    <style:style style:name="P56" style:parent-style-name="Normal" style:list-style-name="LFO3" style:family="paragraph"/>
    <style:style style:name="T57" style:parent-style-name="Policepardéfaut" style:family="text">
      <style:text-properties fo:font-weight="bold" style:font-weight-asian="bold" style:font-weight-complex="bold"/>
    </style:style>
    <style:style style:name="T58" style:parent-style-name="Policepardéfaut" style:family="text">
      <style:text-properties style:text-position="super 58.3%"/>
    </style:style>
    <style:style style:name="T59" style:parent-style-name="Policepardéfaut" style:family="text">
      <style:text-properties style:text-position="super 58.3%"/>
    </style:style>
    <style:style style:name="T60" style:parent-style-name="Policepardéfaut" style:family="text">
      <style:text-properties fo:font-weight="bold" style:font-weight-asian="bold" style:font-weight-complex="bold"/>
    </style:style>
    <style:style style:name="P61" style:parent-style-name="Normal" style:family="paragraph">
      <style:paragraph-properties fo:margin-left="0.5in">
        <style:tab-stops>
          <style:tab-stop style:type="left" style:position="0.977in"/>
        </style:tab-stops>
      </style:paragraph-properties>
    </style:style>
    <style:style style:name="P62" style:parent-style-name="Normal" style:list-style-name="LFO4" style:family="paragraph"/>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P67" style:parent-style-name="Normal" style:family="paragraph">
      <style:paragraph-properties fo:margin-left="0.5in">
        <style:tab-stops/>
      </style:paragraph-properties>
    </style:style>
    <style:style style:name="P68" style:parent-style-name="Normal" style:list-style-name="LFO5" style:family="paragraph"/>
    <style:style style:name="T69" style:parent-style-name="Policepardéfaut" style:family="text">
      <style:text-properties fo:font-weight="bold" style:font-weight-asian="bold" style:font-weight-complex="bold"/>
    </style:style>
    <style:style style:name="T70" style:parent-style-name="Policepardéfaut" style:family="text">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T72" style:parent-style-name="Policepardéfaut" style:family="text">
      <style:text-properties fo:font-weight="bold" style:font-weight-asian="bold" style:font-weight-complex="bold"/>
    </style:style>
    <style:style style:name="T73" style:parent-style-name="Policepardéfaut" style:family="text">
      <style:text-properties fo:font-weight="bold" style:font-weight-asian="bold" style:font-weight-complex="bold" style:text-position="super 58.3%"/>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style:text-position="super 58.3%"/>
    </style:style>
    <style:style style:name="P76" style:parent-style-name="Normal" style:list-style-name="LFO6" style:family="paragraph"/>
    <style:style style:name="T77" style:parent-style-name="Policepardéfaut" style:family="text">
      <style:text-properties fo:font-weight="bold" style:font-weight-asian="bold" style:font-weight-complex="bold"/>
    </style:style>
    <style:style style:name="P78" style:parent-style-name="Normal" style:list-style-name="LFO6" style:family="paragraph"/>
    <style:style style:name="T79" style:parent-style-name="Policepardéfaut" style:family="text">
      <style:text-properties fo:font-weight="bold" style:font-weight-asian="bold" style:font-weight-complex="bold"/>
    </style:style>
    <style:style style:name="P80" style:parent-style-name="Normal" style:list-style-name="LFO6" style:family="paragraph"/>
    <style:style style:name="P81" style:parent-style-name="Normal" style:list-style-name="LFO6" style:family="paragraph"/>
    <style:style style:name="P82" style:parent-style-name="Normal" style:list-style-name="LFO6" style:family="paragraph"/>
    <style:style style:name="P83" style:parent-style-name="Normal" style:list-style-name="LFO6" style:family="paragraph"/>
    <style:style style:name="P84" style:parent-style-name="Normal" style:list-style-name="LFO6" style:family="paragraph"/>
    <style:style style:name="P85" style:parent-style-name="Normal" style:list-style-name="LFO6" style:family="paragraph"/>
    <style:style style:name="P86" style:parent-style-name="Normal" style:list-style-name="LFO6" style:family="paragraph"/>
    <style:style style:name="P87" style:parent-style-name="Normal" style:list-style-name="LFO6" style:family="paragraph"/>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P90" style:parent-style-name="Normal" style:list-style-name="LFO7" style:family="paragraph"/>
    <style:style style:name="P91" style:parent-style-name="Normal" style:list-style-name="LFO7" style:family="paragraph"/>
    <style:style style:name="P92" style:parent-style-name="Normal" style:list-style-name="LFO7" style:family="paragraph"/>
    <style:style style:name="T93" style:parent-style-name="Policepardéfaut" style:family="text">
      <style:text-properties style:text-position="super 58.3%"/>
    </style:style>
    <style:style style:name="P94" style:parent-style-name="Normal" style:family="paragraph">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P96" style:parent-style-name="Normal" style:list-style-name="LFO8" style:family="paragraph"/>
    <style:style style:name="P97" style:parent-style-name="Normal" style:list-style-name="LFO8" style:family="paragraph"/>
    <style:style style:name="P98" style:parent-style-name="Normal" style:list-style-name="LFO8" style:family="paragraph"/>
    <style:style style:name="P99" style:parent-style-name="Normal" style:list-style-name="LFO8" style:family="paragraph"/>
    <style:style style:name="P100" style:parent-style-name="Normal" style:list-style-name="LFO8" style:family="paragraph"/>
    <style:style style:name="P101" style:parent-style-name="Normal" style:list-style-name="LFO8" style:family="paragraph"/>
    <style:style style:name="P102" style:parent-style-name="Normal" style:list-style-name="LFO8" style:family="paragraph"/>
    <style:style style:name="P103" style:parent-style-name="Normal" style:list-style-name="LFO8" style:family="paragraph"/>
    <style:style style:name="P104" style:parent-style-name="Normal" style:list-style-name="LFO8" style:family="paragraph"/>
    <style:style style:name="P105" style:parent-style-name="Normal" style:list-style-name="LFO8" style:family="paragraph"/>
    <style:style style:name="P106" style:parent-style-name="Normal" style:list-style-name="LFO8" style:family="paragraph"/>
    <style:style style:name="P107" style:parent-style-name="Normal" style:list-style-name="LFO8" style:family="paragraph"/>
  </office:automatic-styles>
  <office:body>
    <office:text text:use-soft-page-breaks="true">
      <text:p text:style-name="P1">Carrières des notaires et modalités déclaratives<text:s/></text:p>
      <text:p text:style-name="Normal"><text:a xlink:href="https://intra.notaires.fr/plugins/PortailRealMainPlugin/front/query/query.jsp?cids=prod1_3459179&amp;types=generated.Document&amp;portal=prod1_3010444" office:target-frame-name="_top" xlink:show="replace"><text:span text:style-name="Lienhypertexte">Gestion des carrières<text:s/></text:span></text:a></text:p>
      <text:p text:style-name="Normal">Le ministère de la Justice a engagé une réforme visant à simplifier les démarches déclaratives et raccourcir les délais liés à la gestion des carrières des notaires, dès le 1er mars 2023. A compter du 1er mars 2024, certaines déclarations sont quant à elles à effectuer auprès du CSN.<text:s/></text:p>
      <text:p text:style-name="P2">Sommaire</text:p>
      <text:list text:style-name="LFO1" text:continue-numbering="true">
        <text:list-item>
          <text:p text:style-name="P3"><text:a xlink:href="https://intra.notaires.fr/jcms/prod1_3459227/fr/carrieres-des-notaires-et-modalites-declaratives#prod1_3459227_description_toc_1" office:target-frame-name="_top" xlink:show="replace"><text:span text:style-name="Lienhypertexte">Modalités déclaratives relatives à la carrières des notaires</text:span></text:a><text:s/></text:p>
          <text:list text:continue-numbering="true">
            <text:list-item>
              <text:p text:style-name="P4"><text:a xlink:href="https://intra.notaires.fr/jcms/prod1_3459227/fr/carrieres-des-notaires-et-modalites-declaratives#prod1_3459227_description_toc_1_1" office:target-frame-name="_top" xlink:show="replace"><text:span text:style-name="Lienhypertexte">1. Régime déclaratif auprès du Ministère, avec autorisation tacite après délai d'opposition</text:span></text:a></text:p>
            </text:list-item>
            <text:list-item>
              <text:p text:style-name="P5"><text:a xlink:href="https://intra.notaires.fr/jcms/prod1_3459227/fr/carrieres-des-notaires-et-modalites-declaratives#prod1_3459227_description_toc_1_2" office:target-frame-name="_top" xlink:show="replace"><text:span text:style-name="Lienhypertexte">2. Régime déclaratif auprès du CSN</text:span></text:a></text:p>
            </text:list-item>
            <text:list-item>
              <text:p text:style-name="P6"><text:a xlink:href="https://intra.notaires.fr/jcms/prod1_3459227/fr/carrieres-des-notaires-et-modalites-declaratives#prod1_3459227_description_toc_1_3" office:target-frame-name="_top" xlink:show="replace"><text:span text:style-name="Lienhypertexte">3. Régime déclaratif auprès du Ministère, soumis à la publication d'un arrêté</text:span></text:a></text:p>
            </text:list-item>
          </text:list>
        </text:list-item>
      </text:list>
      <text:p text:style-name="P7">Modalités déclaratives relatives à la carrière des notaires</text:p>
      <text:p text:style-name="Normal">Ces modalités sont définies dans le décret n° 2022-1743 du 29 décembre 2022 relatif à la gestion des professions de commissaire de justice et de notaire.<text:line-break/>Ce dernier a élargi significativement, à compter du 1<text:span text:style-name="T8">er</text:span><text:s/>mars 2023, le champ des situations soumises à un régime déclaratif avec autorisation tacite du garde des Sceaux (régime SVA « silence vaut acceptation »).</text:p>
      <text:p text:style-name="Normal">À compter du 1<text:span text:style-name="T9">er</text:span><text:s/>mars 2024, un régime de déclaration auprès du CSN vient se substituer à l’actuel régime déclaratif auprès du garde Sceaux dans les cas de cessions internes sans retrait d’un associé, de transformation de société sans création d’une personne morale nouvelle et de constitution d’une SPFPL.</text:p>
      <text:p text:style-name="Normal">Les situations ne relevant pas d’un régime SVA restent soumises à arrêté du garde des Sceaux.</text:p>
      <text:p text:style-name="P10">1. Régime déclaratif auprès du Ministère, avec autorisation tacite après délai d'opposition</text:p>
      <text:p text:style-name="Normal">Le régime déclaratif auprès du garde des Sceaux donnant lieu à une décision tacite après expiration d’un délai d’opposition démarre<text:s/><text:span text:style-name="T11">dès le 1</text:span><text:span text:style-name="T12">er</text:span><text:span text:style-name="T13"><text:s/>mars 2023</text:span>.<text:line-break/>Pour les déclarations déposées à compter de cette date, de nouvelles situations sont concernées par un régime déclaratif sur le site internet dédié aux Officiers Publics ou Ministériels (OPM) tenu par le Ministère de la justice. Elles donnent lieu à une décision tacite sur le principe du SVA (silence vaut acceptation) après expiration d’un délai d’opposition.<text:line-break/>La date d’effet du SVA est l’expiration du délai d’opposition, courant à compter de la<text:s/><text:soft-page-break/>date à laquelle la Direction des Affaires Civiles et du Sceau (DACS) indique, au niveau du statut du dossier OPM, que ce dernier est complet.<text:line-break/>Les déclarations seront faites sur le site OPM, où vous serez amené à créer un compte pour gérer votre dossier.</text:p>
      <text:p text:style-name="Normal">Attention<text:line-break/>Pour rendre ces décisions tacites opposables aux tiers, une publication de l’évènement est faite sur le site OPM dans le nouvel onglet "Publication carrières".</text:p>
      <text:p text:style-name="Normal"><text:span text:style-name="T14">Les situations concernées sont les suivantes :</text:span></text:p>
      <text:list text:style-name="LFO2" text:continue-numbering="true">
        <text:list-item>
          <text:p text:style-name="P15"/>
          <text:list text:continue-numbering="true">
            <text:list-item>
              <text:p text:style-name="P16">Passage d’un<text:s/><text:span text:style-name="T17">statut de notaire salarié</text:span><text:s/>(OPM salarié) à celui de<text:s/><text:span text:style-name="T18">notaire titulaire ou associé</text:span><text:s/>(OPM libéral), ou inversement, au sein du même office ou de la même société en vue de l’exercice de la profession au sein de cet office.<text:line-break/>Le délai d’opposition du garde des sceaux est alors de 1 mois.<text:line-break/> </text:p>
            </text:list-item>
            <text:list-item>
              <text:p text:style-name="P19"><text:span text:style-name="T20">Retrait d’un associé avec cession</text:span><text:s/>de la totalité de ses parts sociales ou actions à<text:s/><text:span text:style-name="T21">un autre associé ou à la même société</text:span><text:s/>: depuis le 1<text:span text:style-name="T22">er</text:span><text:s/>janvier 2021, ces retraits dits "secs" font l’objet d’un régime déclaratif avec délai d’opposition, suivi d’une publication sur le site du CSN.<text:line-break/>Pour les déclarations déposées à compter du 1<text:span text:style-name="T23">er</text:span><text:s/>mars 2023 la publication de l’évènement est à faire sur le site OPM.<text:line-break/>Le délai d’opposition est de 2 mois.<text:line-break/>  </text:p>
            </text:list-item>
            <text:list-item>
              <text:p text:style-name="P24"><text:span text:style-name="T25">Retrait avec cession</text:span><text:s/>de parts sociales ou actions à<text:s/><text:span text:style-name="T26">un tiers ayant déjà été nommé</text:span><text:s/>en tant que notaire (tant libéral que salarié) devenant associé exerçant.<text:line-break/>Le délai d’opposition est de 2 mois.<text:line-break/> </text:p>
            </text:list-item>
            <text:list-item>
              <text:p text:style-name="P27">"Constitution par dissolution" de société avec<text:s/><text:span text:style-name="T28">rupture de continuité</text:span><text:s/>de la personnalité morale, c’est à dire cession de l’office par la société dissoute à la nouvelle société constituée, avec les mêmes associés ou certains d’entre eux, exclusivement.<text:line-break/>Le délai d’opposition est de 2 mois.<text:line-break/>Par exemple, le cas schématisé ci-dessous d'une cession de Société titulaire d'office notarial A (STON A) à une nouvelle STON B composée des mêmes associés.<text:line-break/> </text:p>
            </text:list-item>
            <text:list-item>
              <text:p text:style-name="P29">Autorisation de<text:s/><text:span text:style-name="T30">prolongation d’activité</text:span><text:s/>au-delà du 70<text:span text:style-name="T31">ème</text:span><text:s/>anniversaire. Le délai de prorogation prendra fin au plus tard la veille du 71<text:span text:style-name="T32">ème</text:span><text:s/>anniversaire.<text:line-break/>La demande doit être faite par téléprocédure au plus tard 2 mois avant le 70<text:span text:style-name="T33">ème</text:span><text:s/>anniversaire du demandeur mais la prudence recommandera de faire la demande bien avant.<text:line-break/>Le délai d’opposition du garde des Sceaux est de 2 mois.<text:line-break/> </text:p>
            </text:list-item>
            <text:list-item>
              <text:p text:style-name="P34"><text:span text:style-name="T35">Changement d’affectation</text:span>, par un notaire salarié ou associé, dans les offices au sein d’une<text:s/><text:span text:style-name="T36">même société titulaire</text:span><text:s/>dite "multi-offices". Dans ce cas de figure la société au sein de laquelle exerce le notaire reste identique mais le lieu d’exercice de la profession change.<text:s/></text:p>
              <text:list text:continue-numbering="true">
                <text:list-item>
                  <text:p text:style-name="P37"/>
                  <text:list text:continue-numbering="true">
                    <text:list-item>
                      <text:p text:style-name="P38">la déclaration de changement d’office d’exercice au sein de la même société du notaire<text:s/><text:span text:style-name="T39">salarié</text:span><text:s/>est soumise à un délai d’opposition du garde des Sceaux de<text:s/><text:span text:style-name="T40">1 mois</text:span>.</text:p>
                    </text:list-item>
                    <text:list-item>
                      <text:p text:style-name="P41">la déclaration de changement d’office d’exercice au sein de la même société par le<text:s/><text:span text:style-name="T42">notaire associé</text:span>, est soumise à un délai d’opposition du garde des Sceaux de<text:s/><text:span text:style-name="T43">2 mois</text:span>.</text:p>
                    </text:list-item>
                  </text:list>
                </text:list-item>
              </text:list>
            </text:list-item>
          </text:list>
        </text:list-item>
      </text:list>
      <text:p text:style-name="Normal">Par exemple, le cas schématisé ci-dessous de la société multi-office titulaire d'un office A et d'un office B.<text:line-break/>Me "Y", associé exerçant nommé dans l'office A, va pouvoir exercer dans l'office B au terme du délai d’opposition de 2 mois à compter de la réception de la déclaration complète.<text:line-break/> </text:p>
      <text:p text:style-name="P44"/>
      <text:list text:style-name="LFO3" text:continue-numbering="true">
        <text:list-item>
          <text:list>
            <text:list-item>
              <text:p text:style-name="P45"><text:span text:style-name="T46">Changement</text:span><text:s/>par un notaire salarié ou associé<text:s/><text:span text:style-name="T47">de société titulaire</text:span><text:s/>d’office (STON). Dans ce cas de figure il s’agit d’un passage d’une société titulaire A à une société titulaire B.<text:s/></text:p>
              <text:list text:continue-numbering="true">
                <text:list-item>
                  <text:p text:style-name="P48"/>
                  <text:list text:continue-numbering="true">
                    <text:list-item>
                      <text:p text:style-name="P49">la reprise d’activité du<text:s/><text:span text:style-name="T50">notaire salarié</text:span><text:s/>dans le délai d’un an reste soumise, comme c’est le cas depuis le 1<text:span text:style-name="T51">er</text:span><text:s/>janvier 2021, à un délai d’opposition du garde des Sceaux de<text:s/><text:span text:style-name="T52">1 mois</text:span>.</text:p>
                    </text:list-item>
                    <text:list-item>
                      <text:p text:style-name="P53">dans les autres cas donnant lieu à un changement de<text:s/><text:span text:style-name="T54">société titulaire</text:span><text:s/>d’office, pour l’exercice de l’activité de<text:s/><text:soft-page-break/>notaire, le délai d’opposition du garde des Sceaux est de<text:s/><text:span text:style-name="T55">2 mois</text:span>.</text:p>
                    </text:list-item>
                    <text:list-item>
                      <text:p text:style-name="P56">la<text:s/><text:span text:style-name="T57">publication</text:span><text:s/>de la reprise du notaire salarié, effectuée sur le site du CSN depuis le 1<text:span text:style-name="T58">er</text:span><text:s/>janvier 2021, sera faite, pour les déclarations déposées à compter du 1<text:span text:style-name="T59">er</text:span><text:s/>mars 2023, sur le<text:s/><text:span text:style-name="T60">site OPM</text:span>.</text:p>
                    </text:list-item>
                  </text:list>
                </text:list-item>
              </text:list>
            </text:list-item>
          </text:list>
        </text:list-item>
      </text:list>
      <text:p text:style-name="Normal">Par exemple, le cas schématisé ci-dessous dans lequel Me "Y" est notaire associé exerçant d'une société A.<text:line-break/>Il va pouvoir devenir associé d'une société B à défaut d'opposition dans le délai de 2 mois une fois son dossier déposé sur le site OPM considéré complet.<text:line-break/><text:line-break/> </text:p>
      <text:p text:style-name="P61"/>
      <text:list text:style-name="LFO4" text:continue-numbering="true">
        <text:list-item>
          <text:list>
            <text:list-item>
              <text:p text:style-name="P62"><text:span text:style-name="T63">Augmentation</text:span><text:s/>du nombre des<text:s/><text:span text:style-name="T64">associés devenant exerçants</text:span>, avec ou sans augmentation de capital selon le cas (le ou les nouveaux associés ayant déjà été précédemment nommés en tant que notaire).<text:line-break/>Le délai d’opposition est de<text:s/><text:span text:style-name="T65">4 mois</text:span><text:s/>en cas d’augmentation de capital et de<text:s/><text:span text:style-name="T66">2 mois</text:span><text:s/>sans augmentation de capital.</text:p>
            </text:list-item>
          </text:list>
        </text:list-item>
      </text:list>
      <text:p text:style-name="Normal">Par exemple, le cas schématisé ci-dessous où Me "Z" précédemment nommée notaire, devient titulaire de 10% des parts d’une SELARL suite à une augmentation de capital par apport en numéraire. Le délai d’opposition est de 4 mois dès que son dossier déposé sur le site OPM est considéré complet.<text:line-break/><text:line-break/> </text:p>
      <text:p text:style-name="P67"/>
      <text:list text:style-name="LFO5" text:continue-numbering="true">
        <text:list-item>
          <text:list>
            <text:list-item>
              <text:p text:style-name="P68"><text:span text:style-name="T69">Cession partielle sans retrait</text:span><text:s/>de l’associé, de parts sociales ou actions à un tiers ayant déjà été nommé, devenant associé exerçant avec réduction et/ou augmentation de capital.<text:line-break/>Le délai d’opposition du garde des Sceaux est de<text:s/><text:span text:style-name="T70">2 ou 4 mois</text:span><text:s/>selon le cas (augmentation de capital).</text:p>
            </text:list-item>
          </text:list>
        </text:list-item>
      </text:list>
      <text:p text:style-name="Normal">Par exemple, le cas schématisé ci-dessous  dans lequel Me "M" précédemment nommée notaire, acquiert 10% des parts de la SCP détenues par Me "V" qui reste associé. Le délai d’opposition est de 2 mois une fois que son dossier déposé sur OPM est considéré complet.<text:line-break/><text:line-break/>  </text:p>
      <text:p text:style-name="P71">2. Régime déclaratif auprès du CSN</text:p>
      <text:soft-page-break/>
      <text:p text:style-name="Normal">Les déclarations à faire sur<text:s/><text:a office:title="Décla-CSN" xlink:href="https://intra.notaires.fr/jcms/prod1_3606011/fr/decla-csn" office:target-frame-name="_top" xlink:show="replace"><text:span text:style-name="Lienhypertexte">le service en ligne Décla-CSN</text:span></text:a> <text:s/><text:span text:style-name="T72">à compter du 1</text:span><text:span text:style-name="T73">er</text:span><text:span text:style-name="T74"><text:s/>mars 2024.</text:span><text:line-break/>Ce régime déclaratif auprès du CSN entre en vigueur le 1<text:span text:style-name="T75">er</text:span><text:s/>mars 2024. Aussi, jusqu’au 29 février 2024, ces déclarations restent à effectuer auprès de la Chancellerie, sur le site OPM (accès ci-dessus).</text:p>
      <text:p text:style-name="Normal">Les situations concernées sont les suivantes :</text:p>
      <text:list text:style-name="LFO6" text:continue-numbering="true">
        <text:list-item>
          <text:p text:style-name="P76"><text:span text:style-name="T77">Les transformations de sociétés sans création de personne morale nouvelle</text:span>, quelle que soit la forme nouvelle de la société.<text:line-break/>La déclaration préalable s'effectue par téléprocédure dans un délai de 30 jours sur le site dédié du CSN.</text:p>
        </text:list-item>
        <text:list-item>
          <text:p text:style-name="P78"><text:span text:style-name="T79">Les cessions internes sans retrait, entre associés d’une même société</text:span><text:line-break/>La déclaration de toute modification de la répartition ou du nombre des actions ou parts sociales détenues par des associés, sans retrait ni entrée d’associé, s'effectue par téléprocédure dans le délai de 30 jours sur le site dédié du CSN.<text:line-break/>Précisions relatives aux demandes de transformations et de cessions internes sans retrait déposées auprès du CSN :<text:line-break/>Si la constitution de la société ou la cession méconnaît les dispositions législatives et réglementaires applicables, le bureau du CSN pourra s’y opposer dans un délai de 2 mois à compter de la réception de la déclaration dûment complétée.<text:s/></text:p>
          <text:list text:continue-numbering="true">
            <text:list-item>
              <text:p text:style-name="P80"/>
              <text:list text:continue-numbering="true">
                <text:list-item>
                  <text:p text:style-name="P81">Un commissaire du gouvernement, dont le rôle consiste à délivrer au bureau du CSN tout conseil ou indication utile afin de l’aider statuer dans les meilleures conditions, est nommé par le garde des Sceaux.</text:p>
                </text:list-item>
                <text:list-item>
                  <text:p text:style-name="P82">Tout recours contentieux formé à l'encontre de la décision d’opposition est précédé, à peine d'irrecevabilité, d'un recours administratif préalable obligatoire examiné le garde des Sceaux.</text:p>
                </text:list-item>
                <text:list-item>
                  <text:p text:style-name="P83">Le CSN assure la publicité sur son site internet de :<text:s/></text:p>
                  <text:list text:continue-numbering="true">
                    <text:list-item>
                      <text:p text:style-name="P84"/>
                      <text:list text:continue-numbering="true">
                        <text:list-item>
                          <text:p text:style-name="P85">la liste des notaires exerçant au sein des structures dont la forme sociale a fait l'objet d'une transformation sans dissolution ;</text:p>
                        </text:list-item>
                        <text:list-item>
                          <text:p text:style-name="P86">la liste des associés en exercice en cas de cession, sans le retrait du cédant, des parts ou actions sociales par un associé à la société, aux autres associés ou à l'un ou plusieurs d'entre eux.</text:p>
                        </text:list-item>
                      </text:list>
                    </text:list-item>
                  </text:list>
                </text:list-item>
              </text:list>
            </text:list-item>
          </text:list>
        </text:list-item>
        <text:list-item>
          <text:p text:style-name="P87"><text:span text:style-name="T88">Les constitutions de SPFPL</text:span><text:span text:style-name="T89"><text:line-break/></text:span>Cette constitution doit faire l’objet d’une déclaration adressée au Bureau du CSN par téléprocédure dans un délai de 10 jours.<text:line-break/>Le CSN devra inviter les Société de participations financières des professions libérales (SPFPL) ne se conformant pas aux dispositions législatives et règlementaires en vigueur à régulariser la situation. À défaut, les associés seront invités à prononcer la dissolution de la société et le CSN sera chargé d’établir un rapport annuel à l’attention du garde des Sceaux, relatif aux obligations déclaratives des notaires.<text:line-break/>Tout changement devra également être signalé dans un délai de 30 jours.</text:p>
        </text:list-item>
      </text:list>
      <text:p text:style-name="Normal"><text:line-break/>Attention<text:line-break/>Il est rappelé que :</text:p>
      <text:list text:style-name="LFO7" text:continue-numbering="true">
        <text:list-item>
          <text:p text:style-name="P90">Les constitutions de SPFPL doivent d’ores et déjà être portées à la connaissance du CSN en vertu de l’article 7.3 du Règlement national,</text:p>
        </text:list-item>
        <text:list-item>
          <text:p text:style-name="P91">Les cessions de parts ou titres au profit d’une SPFPL restent quant à elles soumises à une déclaration auprès du garde des Sceaux lequel peut s’opposer dans un délai de 2 mois à compter de la complétude de la déclaration,</text:p>
        </text:list-item>
        <text:list-item>
          <text:p text:style-name="P92">À compter de l’entrée en vigueur de l’ordonnance n° 2023-77 du 8 février 2023, le 1<text:span text:style-name="T93">er</text:span><text:s/>septembre 2024, les SPFPL qui ne respecteront pas les dispositions législatives et réglementaires en vigueur disposeront d’un délai d’un an pour régulariser leur situation.<text:line-break/>À défaut, la dissolution pourra être demandée par tout intéressé.</text:p>
        </text:list-item>
      </text:list>
      <text:p text:style-name="P94">3. Régime déclaratif auprès du Ministère, soumis à la publication d'un arrêté</text:p>
      <text:p text:style-name="Normal">À l'issue de cette réforme, il existe des situations restant soumises à un arrêté du garde des Sceaux.<text:line-break/>D’une façon générale, lorsque les demandes impliquent ou comportent une condition suspensive liée à la première nomination ou liée à une cession du droit de présentation, l’ensemble de la procédure reste soumis à l’adoption d’un arrêté du garde des Sceaux.</text:p>
      <text:p text:style-name="Normal">Il s’agit<text:s/><text:span text:style-name="T95">notamment</text:span><text:s/>des demandes suivantes :</text:p>
      <text:list text:style-name="LFO8" text:continue-numbering="true">
        <text:list-item>
          <text:p text:style-name="P96"/>
          <text:list text:continue-numbering="true">
            <text:list-item>
              <text:p text:style-name="P97">La première nomination (ou pour les notaires salariés la reprise de fonction de salarié après le délai d’un an),</text:p>
            </text:list-item>
            <text:list-item>
              <text:p text:style-name="P98">Le transfert d’office dans la même zone d’installation contrôlée (dite « zone rouge »),</text:p>
            </text:list-item>
            <text:list-item>
              <text:p text:style-name="P99">L’apport d’un office (quelle que soit la date de sa création) à une société, les créations et suppressions de bureaux annexes,</text:p>
            </text:list-item>
            <text:list-item>
              <text:p text:style-name="P100">La suppression d’un office avec création d’un bureau annexe,</text:p>
            </text:list-item>
            <text:list-item>
              <text:p text:style-name="P101">Les fusion, scission, absorption de sociétés,</text:p>
            </text:list-item>
            <text:list-item>
              <text:p text:style-name="P102">La suppression d’office,</text:p>
            </text:list-item>
            <text:list-item>
              <text:p text:style-name="P103">Les opérations réalisées sur fond de mésentente entre associés (notamment le retrait d’un associé en cas de mésentente),</text:p>
            </text:list-item>
            <text:list-item>
              <text:p text:style-name="P104">La prorogation de société,</text:p>
            </text:list-item>
            <text:list-item>
              <text:p text:style-name="P105">La dissolution (non liée à une opération de substitution de sociétés avec les mêmes associés) de la société notamment en cas de décès, d’empêchement ou inaptitude des associés,</text:p>
            </text:list-item>
            <text:list-item>
              <text:p text:style-name="P106">La nomination à un office créé d’un associé d’une société dissoute (mésentente),</text:p>
            </text:list-item>
            <text:list-item>
              <text:p text:style-name="P107">Toutes les cessions d’offices avec exercice du droit de présentation (sauf cas de substitution de sociétés avec rupture de la personnalité morale, c’est-à-dire la cession de l’office par la société à la nouvelle société constituée avec les mêmes associés ou une partie d’entre eux exclusivement).</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elphine Cudelou</meta:initial-creator>
    <dc:creator>Delphine Cudelou</dc:creator>
    <meta:creation-date>2025-07-24T13:32:00Z</meta:creation-date>
    <dc:date>2025-07-24T13:33:00Z</dc:date>
    <meta:template xlink:href="Normal" xlink:type="simple"/>
    <meta:editing-cycles>1</meta:editing-cycles>
    <meta:editing-duration>PT60S</meta:editing-duration>
    <meta:document-statistic meta:page-count="7" meta:paragraph-count="26" meta:word-count="2050" meta:character-count="13305" meta:row-count="94" meta:non-whitespace-character-count="11281"/>
  </office:meta>
</office:document-meta>
</file>